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BindingFactory.createBindingInfo( ServiceInfo service , String namespace , Object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MRBindingFactory.createBinding( BindingInfo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